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20e938" officeooo:paragraph-rsid="0020e938"/>
    </style:style>
    <style:style style:name="P2" style:family="paragraph" style:parent-style-name="Standard">
      <style:text-properties officeooo:rsid="00237e6b" officeooo:paragraph-rsid="00237e6b"/>
    </style:style>
    <style:style style:name="P3" style:family="paragraph" style:parent-style-name="Standard">
      <style:text-properties officeooo:rsid="0025435b" officeooo:paragraph-rsid="002543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7e6b"/>
    </style:style>
    <style:style style:name="T3" style:family="text">
      <style:text-properties style:text-underline-style="solid" style:text-underline-width="auto" style:text-underline-color="font-color" officeooo:rsid="0028904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37e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rie(<text:span text:style-name="T1">Nom</text:span><text:span text:style-name="T4">, Description</text:span>)</text:p>
      <text:p text:style-name="P1">Episode(<text:span text:style-name="T1">No_saison</text:span><text:span text:style-name="T4">, </text:span><text:span text:style-name="T1">No_episode</text:span><text:span text:style-name="T4">, Synopsis, Durée, </text:span><text:span text:style-name="T1">#</text:span><text:span text:style-name="T3">Nom</text:span>)</text:p>
      <text:p text:style-name="P1">Plateforme(<text:span text:style-name="T1">Nom_plate</text:span><text:span text:style-name="T4">, Société</text:span>)</text:p>
      <text:p text:style-name="P1">Pays(<text:span text:style-name="T1">Nom_plate</text:span>)</text:p>
      <text:p text:style-name="P1"><text:span text:style-name="T1"/></text:p>
      <text:p text:style-name="P2">Personne(<text:span text:style-name="T1">No_pers</text:span><text:span text:style-name="T4">, Nom, Prénom, Date_naissance</text:span>)</text:p>
      <text:p text:style-name="P3">Acteur(<text:span text:style-name="T2">No_pers</text:span><text:span text:style-name="T5">, </text:span><text:span text:style-name="T4">No_emmy_award, No_golden_globes</text:span>)</text:p>
      <text:p text:style-name="P3">Utilisateur(<text:span text:style-name="T1">No_pers</text:span><text:span text:style-name="T4">, Email)</text:span></text:p>
      <text:p text:style-name="P3"><text:span text:style-name="T4"/></text:p>
      <text:p text:style-name="P3"><text:span text:style-name="T4"/></text:p>
      <text:p text:style-name="P1"/>
      <text:p text:style-name="P1"/>
      <text:p text:style-name="P1">EstDisponibleSur(#Nom #Desc #Nom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5:51:19.537897016</meta:creation-date>
    <meta:generator>LibreOffice/6.4.1.2$Linux_X86_64 LibreOffice_project/40$Build-2</meta:generator>
    <dc:date>2020-03-18T16:19:05.075255077</dc:date>
    <meta:editing-duration>PT7M11S</meta:editing-duration>
    <meta:editing-cycles>7</meta:editing-cycles>
    <meta:document-statistic meta:table-count="0" meta:image-count="0" meta:object-count="0" meta:page-count="1" meta:paragraph-count="8" meta:word-count="22" meta:character-count="275" meta:non-whitespace-character-count="261"/>
  </office:meta>
</office:document-meta>
</file>